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cc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572cm" svg:height="4.699cm" svg:x="21.336cm" svg:y="8.182cm">
          <text:p text:style-name="P1">Student</text:p>
          <text:p text:style-name="P1">Web Server</text:p>
          <text:p text:style-name="P1">(MySQL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5" draw:id="id5" draw:layer="layout" svg:width="4.445cm" svg:height="4.445cm" svg:x="2.159cm" svg:y="2.072cm">
          <text:p text:style-name="P1">StruxureWar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2" draw:id="id2" draw:layer="layout" svg:width="3.683cm" svg:height="3.683cm" svg:x="16.327cm" svg:y="8.988cm">
          <text:p text:style-name="P1">conf.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3" draw:id="id3" draw:layer="layout" svg:width="3.683cm" svg:height="3.683cm" svg:x="16.328cm" svg:y="2.489cm">
          <text:p text:style-name="P1">parseXML.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1" draw:id="id1" draw:layer="layout" svg:width="3.683cm" svg:height="3.683cm" svg:x="16.328cm" svg:y="15.389cm">
          <text:p text:style-name="P1">parseXlxs.p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" svg:x1="18.169cm" svg:y1="15.389cm" svg:x2="18.168cm" svg:y2="12.453cm" draw:start-shape="id1" draw:start-glue-point="4" draw:end-shape="id2" draw:end-glue-point="6" svg:d="m18169 15389-1-2936" svg:viewBox="0 0 2 2937">
          <text:p/>
        </draw:connector>
        <draw:connector draw:style-name="gr4" draw:text-style-name="P1" draw:layer="layout" draw:type="line" svg:x1="18.169cm" svg:y1="5.954cm" svg:x2="18.168cm" svg:y2="8.988cm" draw:start-shape="id3" draw:start-glue-point="6" draw:end-shape="id2" draw:end-glue-point="4" svg:d="m18169 5954-1 3034" svg:viewBox="0 0 2 3035">
          <text:p/>
        </draw:connector>
        <draw:connector draw:style-name="gr4" draw:text-style-name="P1" draw:layer="layout" svg:x1="20.011cm" svg:y1="4.33cm" svg:x2="23.622cm" svg:y2="8.182cm" draw:start-shape="id3" draw:start-glue-point="7" draw:end-shape="id4" draw:end-glue-point="5" svg:d="m20011 4330h3611v3852" svg:viewBox="0 0 3612 3853">
          <text:p/>
        </draw:connector>
        <draw:connector draw:style-name="gr4" draw:text-style-name="P1" draw:layer="layout" svg:x1="20.011cm" svg:y1="17.23cm" svg:x2="23.622cm" svg:y2="12.881cm" draw:start-shape="id1" draw:start-glue-point="7" draw:end-shape="id4" draw:end-glue-point="7" svg:d="m20011 17230h3611v-4349" svg:viewBox="0 0 3612 4350">
          <text:p/>
        </draw:connector>
        <draw:custom-shape draw:style-name="gr5" draw:text-style-name="P1" draw:layer="layout" svg:width="5.588cm" svg:height="16.764cm" svg:x="9.017cm" svg:y="2.413cm">
          <text:p text:style-name="P1">File Shar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4.445cm" svg:height="4.445cm" svg:x="9.525cm" svg:y="14.224cm">
          <text:p text:style-name="P1">Trash.xlsx</text:p>
          <text:p text:style-name="P1">Recycle.xls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6" draw:id="id6" draw:layer="layout" svg:width="4.445cm" svg:height="4.445cm" svg:x="9.526cm" svg:y="3.725cm">
          <text:p text:style-name="P1">Repor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s" svg:x1="6.604cm" svg:y1="4.295cm" svg:x2="9.526cm" svg:y2="5.948cm" draw:start-shape="id5" draw:start-glue-point="8" draw:end-shape="id6" draw:end-glue-point="5" svg:d="m6604 4295h501l1919 1653h502" svg:viewBox="0 0 2923 1654">
          <text:p/>
        </draw:connector>
        <draw:connector draw:style-name="gr4" draw:text-style-name="P1" draw:layer="layout" draw:type="lines" svg:x1="16.328cm" svg:y1="4.33cm" svg:x2="13.971cm" svg:y2="5.948cm" draw:start-shape="id3" draw:start-glue-point="5" draw:end-shape="id6" draw:end-glue-point="7" svg:d="m16328 4330h-541l-1315 1618h-501" svg:viewBox="0 0 2358 1619">
          <text:p/>
        </draw:connector>
        <draw:connector draw:style-name="gr4" draw:text-style-name="P1" draw:layer="layout" draw:type="lines" svg:x1="16.328cm" svg:y1="17.23cm" svg:x2="13.97cm" svg:y2="16.447cm" draw:start-shape="id1" draw:start-glue-point="5" draw:end-shape="id7" draw:end-glue-point="7" svg:d="m16328 17230h-502l-1355-783h-501" svg:viewBox="0 0 2359 7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4T14:28:57.509000000</meta:creation-date>
    <dc:date>2013-11-24T17:14:24.522000000</dc:date>
    <meta:editing-duration>PT2M38S</meta:editing-duration>
    <meta:editing-cycles>5</meta:editing-cycles>
    <meta:generator>LibreOffice/4.1.3.2$Windows_x86 LibreOffice_project/70feb7d99726f064edab4605a8ab840c50ec57a</meta:generator>
    <meta:document-statistic meta:object-count="15"/>
  </office:meta>
</office:document-meta>
</file>